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MY_20_DASH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-color="#000000" draw:textarea-vertical-align="middle"/>
    </style:style>
    <style:style style:name="gr3" style:family="graphic" style:parent-style-name="objectwithoutfill">
      <style:graphic-properties draw:stroke="dash" draw:stroke-dash="MY_20_DASH" svg:stroke-width="0.051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-color="#000000" draw:textarea-vertical-align="middle" draw:auto-grow-height="false" fo:min-height="0.749cm" fo:min-width="0.499cm"/>
    </style:style>
    <style:style style:name="gr5" style:family="graphic" style:parent-style-name="objectwithoutfill">
      <style:graphic-properties svg:stroke-width="0.051cm" svg:stroke-color="#0084d1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9" style:family="graphic" style:parent-style-name="objectwithoutfill">
      <style:graphic-properties svg:stroke-width="0.051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584cm"/>
    </style:style>
    <style:style style:name="gr12" style:family="graphic" style:parent-style-name="standard">
      <style:graphic-properties draw:stroke="dash" draw:stroke-dash="MY_20_DASH" svg:stroke-width="0.051cm" svg:stroke-color="#b2b2b2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draw:marker-start-width="0.355cm" draw:marker-end="Arrow" draw:marker-end-width="0.356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35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end"/>
      <style:text-properties fo:font-size="14pt" style:font-size-asian="14pt" style:font-size-complex="14pt"/>
    </style:style>
    <style:style style:name="P5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ircle draw:style-name="gr1" draw:text-style-name="P1" draw:layer="layout" svg:width="3.556cm" svg:height="3.556cm" svg:x="8.128cm" svg:y="6.604cm">
          <text:p/>
        </draw:circle>
        <draw:circle draw:style-name="gr2" draw:text-style-name="P1" draw:layer="layout" svg:width="0.254cm" svg:height="0.254cm" svg:x="9.806cm" svg:y="8.228cm">
          <text:p/>
        </draw:circle>
        <draw:circle draw:style-name="gr2" draw:text-style-name="P1" draw:layer="layout" svg:width="0.254cm" svg:height="0.254cm" svg:x="15.875cm" svg:y="6.756cm">
          <text:p/>
        </draw:circle>
        <draw:path draw:style-name="gr3" draw:text-style-name="P1" draw:layer="layout" svg:width="7.773cm" svg:height="0.951cm" svg:x="8.99cm" svg:y="8.192cm" svg:viewBox="0 0 7774 952" svg:d="M0 952c2721-1030 7774-951 7774-951">
          <text:p/>
        </draw:path>
        <draw:custom-shape draw:style-name="gr4" draw:text-style-name="P1" draw:layer="layout" svg:width="0.508cm" svg:height="0.508cm" svg:x="8.736cm" svg:y="8.8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508cm" svg:height="0.508cm" svg:x="16.637cm" svg:y="7.87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polyline draw:style-name="gr5" draw:text-style-name="P1" draw:layer="layout" svg:width="2.539cm" svg:height="1.015cm" svg:x="7.366cm" svg:y="5.588cm" svg:viewBox="0 0 2540 1016" draw:points="0,0 2540,0 2540,1016">
          <text:p/>
        </draw:polyline>
        <draw:line draw:style-name="gr5" draw:text-style-name="P1" draw:layer="layout" svg:x1="7.366cm" svg:y1="8.331cm" svg:x2="9.598cm" svg:y2="8.331cm">
          <text:p/>
        </draw:line>
        <draw:line draw:style-name="gr5" draw:text-style-name="P1" draw:layer="layout" svg:x1="7.366cm" svg:y1="9.169cm" svg:x2="8.736cm" svg:y2="9.169cm">
          <text:p/>
        </draw:line>
        <draw:frame draw:style-name="gr6" draw:text-style-name="P3" draw:layer="layout" svg:width="2.919cm" svg:height="0.806cm" svg:x="4.547cm" svg:y="5.156cm">
          <draw:text-box>
            <text:p text:style-name="P2"><text:span text:style-name="T1">uncertainty</text:span></text:p>
          </draw:text-box>
        </draw:frame>
        <draw:frame draw:style-name="gr7" draw:text-style-name="P4" draw:layer="layout" svg:width="5.434cm" svg:height="1.361cm" svg:x="3.183cm" svg:y="7.899cm">
          <draw:text-box>
            <text:p text:style-name="P2"><text:span text:style-name="T1">observed present</text:span></text:p>
          </draw:text-box>
        </draw:frame>
        <draw:frame draw:style-name="gr8" draw:text-style-name="P4" draw:layer="layout" svg:width="3.81cm" svg:height="0.806cm" svg:x="3.894cm" svg:y="8.699cm">
          <draw:text-box>
            <text:p text:style-name="P2"><text:span text:style-name="T1">actual present</text:span></text:p>
          </draw:text-box>
        </draw:frame>
        <draw:circle draw:style-name="gr1" draw:text-style-name="P1" draw:layer="layout" svg:width="4.572cm" svg:height="4.572cm" svg:x="13.662cm" svg:y="4.618cm">
          <text:p/>
        </draw:circle>
        <draw:polyline draw:style-name="gr5" draw:text-style-name="P1" draw:layer="layout" svg:width="2.539cm" svg:height="0.253cm" svg:x="16.002cm" svg:y="4.318cm" svg:viewBox="0 0 2540 254" draw:points="2540,0 0,0 0,254">
          <text:p/>
        </draw:polyline>
        <draw:line draw:style-name="gr5" draw:text-style-name="P1" draw:layer="layout" svg:x1="16.31cm" svg:y1="6.858cm" svg:x2="18.542cm" svg:y2="6.858cm">
          <text:p/>
        </draw:line>
        <draw:line draw:style-name="gr5" draw:text-style-name="P1" draw:layer="layout" svg:x1="17.272cm" svg:y1="8.182cm" svg:x2="18.642cm" svg:y2="8.182cm">
          <text:p/>
        </draw:line>
        <draw:frame draw:style-name="gr6" draw:text-style-name="P3" draw:layer="layout" svg:width="2.919cm" svg:height="0.806cm" svg:x="18.542cm" svg:y="3.81cm">
          <draw:text-box>
            <text:p text:style-name="P2"><text:span text:style-name="T1">uncertainty</text:span></text:p>
          </draw:text-box>
        </draw:frame>
        <draw:frame draw:style-name="gr8" draw:text-style-name="P4" draw:layer="layout" svg:width="5.434cm" svg:height="0.806cm" svg:x="18.442cm" svg:y="6.35cm">
          <draw:text-box>
            <text:p text:style-name="P2"><text:span text:style-name="T1">predicted future</text:span></text:p>
          </draw:text-box>
        </draw:frame>
        <draw:frame draw:style-name="gr8" draw:text-style-name="P4" draw:layer="layout" svg:width="3.353cm" svg:height="0.806cm" svg:x="18.542cm" svg:y="7.73cm">
          <draw:text-box>
            <text:p text:style-name="P2"><text:span text:style-name="T1">actual future</text:span></text:p>
          </draw:text-box>
        </draw:frame>
        <draw:polyline draw:style-name="gr5" draw:text-style-name="P1" draw:layer="layout" svg:width="0.507cm" svg:height="3.555cm" svg:x="10.106cm" svg:y="4.318cm" svg:viewBox="0 0 508 3556" draw:points="0,0 508,0 508,3556">
          <text:p/>
        </draw:polyline>
        <draw:path draw:style-name="gr9" draw:text-style-name="P1" draw:layer="layout" svg:width="5.841cm" svg:height="1.523cm" svg:x="9.906cm" svg:y="6.858cm" svg:viewBox="0 0 5842 1524" svg:d="M0 1524c2045-1649 5842-1522 5842-1522">
          <text:p/>
        </draw:path>
        <draw:frame draw:style-name="gr8" draw:text-style-name="P4" draw:layer="layout" svg:width="4.826cm" svg:height="0.806cm" svg:x="5.548cm" svg:y="3.91cm">
          <draw:text-box>
            <text:p text:style-name="P2"><text:span text:style-name="T1">deterministic model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ircle draw:style-name="gr1" draw:text-style-name="P1" draw:layer="layout" svg:width="3.556cm" svg:height="3.556cm" svg:x="8.128cm" svg:y="6.604cm">
          <text:p/>
        </draw:circle>
        <draw:circle draw:style-name="gr2" draw:text-style-name="P1" draw:layer="layout" svg:width="0.254cm" svg:height="0.254cm" svg:x="9.806cm" svg:y="8.228cm">
          <text:p/>
        </draw:circle>
        <draw:circle draw:style-name="gr2" draw:text-style-name="P1" draw:layer="layout" svg:width="0.254cm" svg:height="0.254cm" svg:x="15.875cm" svg:y="6.756cm">
          <text:p/>
        </draw:circle>
        <draw:custom-shape draw:style-name="gr4" draw:text-style-name="P1" draw:layer="layout" svg:width="0.508cm" svg:height="0.508cm" svg:x="8.736cm" svg:y="8.8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508cm" svg:height="0.508cm" svg:x="16.637cm" svg:y="7.87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polyline draw:style-name="gr5" draw:text-style-name="P1" draw:layer="layout" svg:width="1.548cm" svg:height="1.269cm" svg:x="7.341cm" svg:y="5.588cm" svg:viewBox="0 0 1549 1270" draw:points="0,0 1549,0 1549,1270">
          <text:p/>
        </draw:polyline>
        <draw:line draw:style-name="gr5" draw:text-style-name="P1" draw:layer="layout" svg:x1="7.366cm" svg:y1="8.331cm" svg:x2="9.598cm" svg:y2="8.331cm">
          <text:p/>
        </draw:line>
        <draw:line draw:style-name="gr5" draw:text-style-name="P1" draw:layer="layout" svg:x1="7.366cm" svg:y1="9.169cm" svg:x2="8.736cm" svg:y2="9.169cm">
          <text:p/>
        </draw:line>
        <draw:frame draw:style-name="gr11" draw:text-style-name="P4" draw:layer="layout" svg:width="3.084cm" svg:height="1.361cm" svg:x="4.347cm" svg:y="5.156cm">
          <draw:text-box>
            <text:p text:style-name="P2"><text:span text:style-name="T1">randomized</text:span></text:p>
            <text:p text:style-name="P2"><text:span text:style-name="T1">initial states</text:span></text:p>
          </draw:text-box>
        </draw:frame>
        <draw:frame draw:style-name="gr7" draw:text-style-name="P4" draw:layer="layout" svg:width="5.434cm" svg:height="1.361cm" svg:x="3.183cm" svg:y="7.899cm">
          <draw:text-box>
            <text:p text:style-name="P2"><text:span text:style-name="T1">observed present</text:span></text:p>
          </draw:text-box>
        </draw:frame>
        <draw:frame draw:style-name="gr8" draw:text-style-name="P4" draw:layer="layout" svg:width="3.81cm" svg:height="0.806cm" svg:x="3.894cm" svg:y="8.699cm">
          <draw:text-box>
            <text:p text:style-name="P2"><text:span text:style-name="T1">actual present</text:span></text:p>
          </draw:text-box>
        </draw:frame>
        <draw:circle draw:style-name="gr12" draw:text-style-name="P1" draw:layer="layout" svg:width="4.572cm" svg:height="4.572cm" svg:x="13.662cm" svg:y="4.618cm">
          <text:p/>
        </draw:circle>
        <draw:line draw:style-name="gr5" draw:text-style-name="P1" draw:layer="layout" svg:x1="17.272cm" svg:y1="8.182cm" svg:x2="18.642cm" svg:y2="8.182cm">
          <text:p/>
        </draw:line>
        <draw:frame draw:style-name="gr8" draw:text-style-name="P4" draw:layer="layout" svg:width="3.353cm" svg:height="0.806cm" svg:x="18.542cm" svg:y="7.73cm">
          <draw:text-box>
            <text:p text:style-name="P2"><text:span text:style-name="T1">actual future</text:span></text:p>
          </draw:text-box>
        </draw:frame>
        <draw:polyline draw:style-name="gr5" draw:text-style-name="P1" draw:layer="layout" svg:width="2.085cm" svg:height="1.015cm" svg:x="10.106cm" svg:y="4.318cm" svg:viewBox="0 0 2086 1016" draw:points="0,0 2086,0 2086,1016">
          <text:p/>
        </draw:polyline>
        <draw:path draw:style-name="gr9" draw:text-style-name="P1" draw:layer="layout" svg:width="5.841cm" svg:height="1.523cm" svg:x="9.906cm" svg:y="6.858cm" svg:viewBox="0 0 5842 1524" svg:d="M0 1524c2045-1649 5842-1522 5842-1522">
          <text:p/>
        </draw:path>
        <draw:frame draw:style-name="gr8" draw:text-style-name="P4" draw:layer="layout" svg:width="4.826cm" svg:height="0.806cm" svg:x="5.548cm" svg:y="3.91cm">
          <draw:text-box>
            <text:p text:style-name="P2"><text:span text:style-name="T1">deterministic model</text:span></text:p>
          </draw:text-box>
        </draw:frame>
        <draw:circle draw:style-name="gr2" draw:text-style-name="P1" draw:layer="layout" svg:width="0.254cm" svg:height="0.254cm" svg:x="9.506cm" svg:y="7.728cm">
          <text:p/>
        </draw:circle>
        <draw:circle draw:style-name="gr2" draw:text-style-name="P1" draw:layer="layout" svg:width="0.254cm" svg:height="0.254cm" svg:x="9.806cm" svg:y="6.828cm">
          <text:p/>
        </draw:circle>
        <draw:circle draw:style-name="gr2" draw:text-style-name="P1" draw:layer="layout" svg:width="0.254cm" svg:height="0.254cm" svg:x="8.406cm" svg:y="7.728cm">
          <text:p/>
        </draw:circle>
        <draw:circle draw:style-name="gr2" draw:text-style-name="P1" draw:layer="layout" svg:width="0.254cm" svg:height="0.254cm" svg:x="8.406cm" svg:y="8.528cm">
          <text:p/>
        </draw:circle>
        <draw:circle draw:style-name="gr2" draw:text-style-name="P1" draw:layer="layout" svg:width="0.254cm" svg:height="0.254cm" svg:x="10.668cm" svg:y="9.382cm">
          <text:p/>
        </draw:circle>
        <draw:circle draw:style-name="gr2" draw:text-style-name="P1" draw:layer="layout" svg:width="0.254cm" svg:height="0.254cm" svg:x="9.806cm" svg:y="9.728cm">
          <text:p/>
        </draw:circle>
        <draw:circle draw:style-name="gr2" draw:text-style-name="P1" draw:layer="layout" svg:width="0.254cm" svg:height="0.254cm" svg:x="11.006cm" svg:y="9.128cm">
          <text:p/>
        </draw:circle>
        <draw:circle draw:style-name="gr2" draw:text-style-name="P1" draw:layer="layout" svg:width="0.254cm" svg:height="0.254cm" svg:x="10.006cm" svg:y="8.928cm">
          <text:p/>
        </draw:circle>
        <draw:circle draw:style-name="gr2" draw:text-style-name="P1" draw:layer="layout" svg:width="0.254cm" svg:height="0.254cm" svg:x="10.906cm" svg:y="8.128cm">
          <text:p/>
        </draw:circle>
        <draw:circle draw:style-name="gr2" draw:text-style-name="P1" draw:layer="layout" svg:width="0.254cm" svg:height="0.254cm" svg:x="10.806cm" svg:y="7.228cm">
          <text:p/>
        </draw:circle>
        <draw:circle draw:style-name="gr2" draw:text-style-name="P1" draw:layer="layout" svg:width="0.254cm" svg:height="0.254cm" svg:x="9.906cm" svg:y="7.128cm">
          <text:p/>
        </draw:circle>
        <draw:circle draw:style-name="gr2" draw:text-style-name="P1" draw:layer="layout" svg:width="0.254cm" svg:height="0.254cm" svg:x="8.806cm" svg:y="7.028cm">
          <text:p/>
        </draw:circle>
        <draw:circle draw:style-name="gr2" draw:text-style-name="P1" draw:layer="layout" svg:width="0.254cm" svg:height="0.254cm" svg:x="15.875cm" svg:y="5.356cm">
          <text:p/>
        </draw:circle>
        <draw:circle draw:style-name="gr2" draw:text-style-name="P1" draw:layer="layout" svg:width="0.254cm" svg:height="0.254cm" svg:x="16.875cm" svg:y="5.856cm">
          <text:p/>
        </draw:circle>
        <draw:circle draw:style-name="gr2" draw:text-style-name="P1" draw:layer="layout" svg:width="0.254cm" svg:height="0.254cm" svg:x="14.275cm" svg:y="5.956cm">
          <text:p/>
        </draw:circle>
        <draw:circle draw:style-name="gr2" draw:text-style-name="P1" draw:layer="layout" svg:width="0.254cm" svg:height="0.254cm" svg:x="14.875cm" svg:y="7.556cm">
          <text:p/>
        </draw:circle>
        <draw:circle draw:style-name="gr2" draw:text-style-name="P1" draw:layer="layout" svg:width="0.254cm" svg:height="0.254cm" svg:x="14.975cm" svg:y="8.356cm">
          <text:p/>
        </draw:circle>
        <draw:circle draw:style-name="gr2" draw:text-style-name="P1" draw:layer="layout" svg:width="0.254cm" svg:height="0.254cm" svg:x="15.375cm" svg:y="8.556cm">
          <text:p/>
        </draw:circle>
        <draw:circle draw:style-name="gr2" draw:text-style-name="P1" draw:layer="layout" svg:width="0.254cm" svg:height="0.254cm" svg:x="16.675cm" svg:y="8.656cm">
          <text:p/>
        </draw:circle>
        <draw:circle draw:style-name="gr2" draw:text-style-name="P1" draw:layer="layout" svg:width="0.254cm" svg:height="0.254cm" svg:x="16.475cm" svg:y="7.256cm">
          <text:p/>
        </draw:circle>
        <draw:circle draw:style-name="gr2" draw:text-style-name="P1" draw:layer="layout" svg:width="0.254cm" svg:height="0.254cm" svg:x="17.175cm" svg:y="6.956cm">
          <text:p/>
        </draw:circle>
        <draw:circle draw:style-name="gr2" draw:text-style-name="P1" draw:layer="layout" svg:width="0.254cm" svg:height="0.254cm" svg:x="17.675cm" svg:y="6.356cm">
          <text:p/>
        </draw:circle>
        <draw:circle draw:style-name="gr2" draw:text-style-name="P1" draw:layer="layout" svg:width="0.254cm" svg:height="0.254cm" svg:x="14.575cm" svg:y="6.256cm">
          <text:p/>
        </draw:circle>
        <draw:circle draw:style-name="gr2" draw:text-style-name="P1" draw:layer="layout" svg:width="0.254cm" svg:height="0.254cm" svg:x="15.14cm" svg:y="4.926cm">
          <text:p/>
        </draw:circle>
        <draw:path draw:style-name="gr9" draw:text-style-name="P1" draw:layer="layout" svg:width="4.714cm" svg:height="2.094cm" svg:x="10.16cm" svg:y="7.81cm" svg:viewBox="0 0 4715 2095" svg:d="M0 2079c2412 227 4715-2079 4715-2079">
          <text:p/>
        </draw:path>
        <draw:path draw:style-name="gr9" draw:text-style-name="P1" draw:layer="layout" svg:width="4.825cm" svg:height="2.047cm" svg:x="10.16cm" svg:y="5.08cm" svg:viewBox="0 0 4826 2048" svg:d="M0 2048c1689-2215 4826-2045 4826-2045">
          <text:p/>
        </draw:path>
        <draw:line draw:style-name="gr13" draw:text-style-name="P1" draw:layer="layout" svg:x1="13.516cm" svg:y1="14.786cm" svg:x2="19.104cm" svg:y2="14.786cm">
          <text:p/>
        </draw:line>
        <draw:line draw:style-name="gr13" draw:text-style-name="P1" draw:layer="layout" svg:x1="13.503cm" svg:y1="14.786cm" svg:x2="13.516cm" svg:y2="10.214cm">
          <text:p/>
        </draw:line>
        <draw:g>
          <draw:connector draw:style-name="gr14" draw:text-style-name="P1" xml:id="id1" draw:id="id1" draw:layer="layout" draw:type="curve" svg:x1="13.816cm" svg:y1="14.532cm" svg:x2="16.034cm" svg:y2="11.43cm" svg:d="M13816 14532c1663 0 555-3102 2218-3102">
            <text:p/>
          </draw:connector>
          <draw:connector draw:style-name="gr14" draw:text-style-name="P1" draw:layer="layout" draw:type="curve" svg:x1="18.121cm" svg:y1="14.548cm" svg:x2="16.034cm" svg:y2="11.43cm" draw:end-shape="id1" draw:end-glue-point="3" svg:d="M18121 14548c-1170 0-127-3118-2087-3118">
            <text:p/>
          </draw:connector>
        </draw:g>
        <draw:frame draw:style-name="gr8" draw:text-style-name="P4" draw:layer="layout" svg:width="3.353cm" svg:height="0.806cm" svg:x="14.678cm" svg:y="10.37cm">
          <draw:text-box>
            <text:p text:style-name="P2"><text:span text:style-name="T1">distribution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ircle draw:style-name="gr12" draw:text-style-name="P1" draw:layer="layout" svg:width="2.286cm" svg:height="2.286cm" svg:x="14.875cm" svg:y="5.588cm">
          <text:p/>
        </draw:circle>
        <draw:polyline draw:style-name="gr5" draw:text-style-name="P1" draw:layer="layout" svg:width="1.977cm" svg:height="1.015cm" svg:x="16.383cm" svg:y="4.928cm" svg:viewBox="0 0 1978 1016" draw:points="1978,0 0,0 0,1016">
          <text:p/>
        </draw:polyline>
        <draw:circle draw:style-name="gr2" draw:text-style-name="P1" draw:layer="layout" svg:width="0.254cm" svg:height="0.254cm" svg:x="9.806cm" svg:y="8.228cm">
          <text:p/>
        </draw:circle>
        <draw:circle draw:style-name="gr2" draw:text-style-name="P1" draw:layer="layout" svg:width="0.254cm" svg:height="0.254cm" svg:x="15.875cm" svg:y="6.756cm">
          <text:p/>
        </draw:circle>
        <draw:custom-shape draw:style-name="gr4" draw:text-style-name="P1" draw:layer="layout" svg:width="0.508cm" svg:height="0.508cm" svg:x="8.736cm" svg:y="8.8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508cm" svg:height="0.508cm" svg:x="16.51cm" svg:y="6.24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5" draw:text-style-name="P1" draw:layer="layout" svg:x1="7.366cm" svg:y1="8.331cm" svg:x2="9.598cm" svg:y2="8.331cm">
          <text:p/>
        </draw:line>
        <draw:line draw:style-name="gr5" draw:text-style-name="P1" draw:layer="layout" svg:x1="7.366cm" svg:y1="9.169cm" svg:x2="8.736cm" svg:y2="9.169cm">
          <text:p/>
        </draw:line>
        <draw:frame draw:style-name="gr7" draw:text-style-name="P4" draw:layer="layout" svg:width="5.434cm" svg:height="1.361cm" svg:x="3.183cm" svg:y="7.899cm">
          <draw:text-box>
            <text:p text:style-name="P2"><text:span text:style-name="T1">observed present</text:span></text:p>
          </draw:text-box>
        </draw:frame>
        <draw:frame draw:style-name="gr8" draw:text-style-name="P4" draw:layer="layout" svg:width="3.81cm" svg:height="0.806cm" svg:x="3.894cm" svg:y="8.699cm">
          <draw:text-box>
            <text:p text:style-name="P2"><text:span text:style-name="T1">actual present</text:span></text:p>
          </draw:text-box>
        </draw:frame>
        <draw:line draw:style-name="gr5" draw:text-style-name="P1" draw:layer="layout" svg:x1="17.018cm" svg:y1="6.604cm" svg:x2="18.388cm" svg:y2="6.604cm">
          <text:p/>
        </draw:line>
        <draw:frame draw:style-name="gr8" draw:text-style-name="P4" draw:layer="layout" svg:width="3.353cm" svg:height="0.806cm" svg:x="18.288cm" svg:y="6.096cm">
          <draw:text-box>
            <text:p text:style-name="P2"><text:span text:style-name="T1">actual future</text:span></text:p>
          </draw:text-box>
        </draw:frame>
        <draw:polyline draw:style-name="gr5" draw:text-style-name="P1" draw:layer="layout" svg:width="2.085cm" svg:height="1.015cm" svg:x="10.908cm" svg:y="4.98cm" svg:viewBox="0 0 2086 1016" draw:points="0,0 2086,0 2086,1016">
          <text:p/>
        </draw:polyline>
        <draw:path draw:style-name="gr9" draw:text-style-name="P1" draw:layer="layout" svg:width="5.841cm" svg:height="1.523cm" svg:x="9.906cm" svg:y="6.858cm" svg:viewBox="0 0 5842 1524" svg:d="M0 1524c2045-1649 5842-1522 5842-1522">
          <text:p/>
        </draw:path>
        <draw:frame draw:style-name="gr8" draw:text-style-name="P4" draw:layer="layout" svg:width="4.826cm" svg:height="0.806cm" svg:x="6.35cm" svg:y="4.572cm">
          <draw:text-box>
            <text:p text:style-name="P2"><text:span text:style-name="T1">stochastic model</text:span></text:p>
          </draw:text-box>
        </draw:frame>
        <draw:circle draw:style-name="gr2" draw:text-style-name="P1" draw:layer="layout" svg:width="0.254cm" svg:height="0.254cm" svg:x="16.256cm" svg:y="6.756cm">
          <text:p/>
        </draw:circle>
        <draw:circle draw:style-name="gr2" draw:text-style-name="P1" draw:layer="layout" svg:width="0.254cm" svg:height="0.254cm" svg:x="15.494cm" svg:y="7.01cm">
          <text:p/>
        </draw:circle>
        <draw:circle draw:style-name="gr2" draw:text-style-name="P1" draw:layer="layout" svg:width="0.254cm" svg:height="0.254cm" svg:x="16.475cm" svg:y="7.256cm">
          <text:p/>
        </draw:circle>
        <draw:circle draw:style-name="gr2" draw:text-style-name="P1" draw:layer="layout" svg:width="0.254cm" svg:height="0.254cm" svg:x="16.002cm" svg:y="6.35cm">
          <text:p/>
        </draw:circle>
        <draw:circle draw:style-name="gr2" draw:text-style-name="P1" draw:layer="layout" svg:width="0.254cm" svg:height="0.254cm" svg:x="15.794cm" svg:y="7.31cm">
          <text:p/>
        </draw:circle>
        <draw:circle draw:style-name="gr2" draw:text-style-name="P1" draw:layer="layout" svg:width="0.254cm" svg:height="0.254cm" svg:x="15.521cm" svg:y="6.326cm">
          <text:p/>
        </draw:circle>
        <draw:path draw:style-name="gr9" draw:text-style-name="P1" draw:layer="layout" svg:width="5.475cm" svg:height="1.118cm" svg:x="10.018cm" svg:y="7.264cm" svg:viewBox="0 0 5476 1119" svg:d="M0 1110c2801 122 5476-1110 5476-1110">
          <text:p/>
        </draw:path>
        <draw:path draw:style-name="gr9" draw:text-style-name="P1" draw:layer="layout" svg:width="5.587cm" svg:height="2.539cm" svg:x="9.906cm" svg:y="5.842cm" svg:viewBox="0 0 5588 2540" svg:d="M0 2540c1956-2748 5588-2536 5588-2536">
          <text:p/>
        </draw:path>
        <draw:line draw:style-name="gr13" draw:text-style-name="P1" draw:layer="layout" svg:x1="13.516cm" svg:y1="14.786cm" svg:x2="19.104cm" svg:y2="14.786cm">
          <text:p/>
        </draw:line>
        <draw:line draw:style-name="gr13" draw:text-style-name="P1" draw:layer="layout" svg:x1="13.503cm" svg:y1="14.786cm" svg:x2="13.516cm" svg:y2="10.214cm">
          <text:p/>
        </draw:line>
        <draw:g>
          <draw:connector draw:style-name="gr14" draw:text-style-name="P1" xml:id="id2" draw:id="id2" draw:layer="layout" draw:type="curve" svg:x1="13.816cm" svg:y1="14.532cm" svg:x2="16.034cm" svg:y2="11.43cm" svg:d="M13816 14532c1663 0 555-3102 2218-3102">
            <text:p/>
          </draw:connector>
          <draw:connector draw:style-name="gr14" draw:text-style-name="P1" draw:layer="layout" draw:type="curve" svg:x1="18.121cm" svg:y1="14.548cm" svg:x2="16.034cm" svg:y2="11.43cm" draw:end-shape="id2" draw:end-glue-point="3" svg:d="M18121 14548c-1170 0-127-3118-2087-3118">
            <text:p/>
          </draw:connector>
        </draw:g>
        <draw:frame draw:style-name="gr8" draw:text-style-name="P4" draw:layer="layout" svg:width="3.353cm" svg:height="0.806cm" svg:x="14.678cm" svg:y="10.37cm">
          <draw:text-box>
            <text:p text:style-name="P2"><text:span text:style-name="T1">distribution</text:span></text:p>
          </draw:text-box>
        </draw:frame>
        <draw:circle draw:style-name="gr2" draw:text-style-name="P1" draw:layer="layout" svg:width="0.254cm" svg:height="0.254cm" svg:x="15.748cm" svg:y="5.842cm">
          <text:p/>
        </draw:circle>
        <draw:circle draw:style-name="gr2" draw:text-style-name="P1" draw:layer="layout" svg:width="0.254cm" svg:height="0.254cm" svg:x="16.256cm" svg:y="5.842cm">
          <text:p/>
        </draw:circle>
        <draw:frame draw:style-name="gr8" draw:text-style-name="P4" draw:layer="layout" svg:width="7.111cm" svg:height="0.806cm" svg:x="18.289cm" svg:y="4.496cm">
          <draw:text-box>
            <text:p text:style-name="P2"><text:span text:style-name="T1">simulated futures</text:span></text:p>
          </draw:text-box>
        </draw:frame>
        <draw:line draw:style-name="gr5" draw:text-style-name="P1" draw:layer="layout" svg:x1="12.7cm" svg:y1="7.112cm" svg:x2="12.7cm" svg:y2="4.98cm">
          <text:p/>
        </draw:line>
        <draw:line draw:style-name="gr5" draw:text-style-name="P1" draw:layer="layout" svg:x1="12.446cm" svg:y1="8.128cm" svg:x2="12.446cm" svg:y2="4.98cm">
          <text:p/>
        </draw:line>
        <presentation:notes draw:style-name="dp2">
          <draw:page-thumbnail draw:style-name="gr10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ircle draw:style-name="gr1" draw:text-style-name="P1" draw:layer="layout" svg:width="3.556cm" svg:height="3.556cm" svg:x="8.128cm" svg:y="6.604cm">
          <text:p/>
        </draw:circle>
        <draw:circle draw:style-name="gr2" draw:text-style-name="P1" draw:layer="layout" svg:width="0.254cm" svg:height="0.254cm" svg:x="9.806cm" svg:y="8.228cm">
          <text:p/>
        </draw:circle>
        <draw:circle draw:style-name="gr2" draw:text-style-name="P1" draw:layer="layout" svg:width="0.254cm" svg:height="0.254cm" svg:x="15.875cm" svg:y="5.486cm">
          <text:p/>
        </draw:circle>
        <draw:path draw:style-name="gr3" draw:text-style-name="P1" draw:layer="layout" svg:width="6.318cm" svg:height="1.97cm" svg:x="9.906cm" svg:y="8.697cm" svg:viewBox="0 0 6319 1971" svg:d="M0 0c2328 387 6319 1971 6319 1971">
          <text:p/>
        </draw:path>
        <draw:custom-shape draw:style-name="gr4" draw:text-style-name="P1" draw:layer="layout" svg:width="0.508cm" svg:height="0.508cm" svg:x="9.398cm" svg:y="8.38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508cm" svg:height="0.508cm" svg:x="16.224cm" svg:y="10.30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polyline draw:style-name="gr5" draw:text-style-name="P1" draw:layer="layout" svg:width="1.269cm" svg:height="2.285cm" svg:x="8.636cm" svg:y="5.842cm" svg:viewBox="0 0 1270 2286" draw:points="0,0 1270,0 1270,2286">
          <text:p/>
        </draw:polyline>
        <draw:frame draw:style-name="gr15" draw:text-style-name="P4" draw:layer="layout" svg:width="5.857cm" svg:height="1.361cm" svg:x="2.933cm" svg:y="5.156cm">
          <draw:text-box>
            <text:p text:style-name="P2"><text:span text:style-name="T1">very precise observation</text:span></text:p>
            <text:p text:style-name="P2"><text:span text:style-name="T1">of the present state</text:span></text:p>
          </draw:text-box>
        </draw:frame>
        <draw:frame draw:style-name="gr8" draw:text-style-name="P4" draw:layer="layout" svg:width="3.81cm" svg:height="0.806cm" svg:x="3.81cm" svg:y="10.27cm">
          <draw:text-box>
            <text:p text:style-name="P2"><text:span text:style-name="T1">actual present</text:span></text:p>
          </draw:text-box>
        </draw:frame>
        <draw:frame draw:style-name="gr8" draw:text-style-name="P4" draw:layer="layout" svg:width="4.056cm" svg:height="0.806cm" svg:x="16.142cm" svg:y="5.18cm">
          <draw:text-box>
            <text:p text:style-name="P2"><text:span text:style-name="T1">predicted future</text:span></text:p>
          </draw:text-box>
        </draw:frame>
        <draw:frame draw:style-name="gr8" draw:text-style-name="P4" draw:layer="layout" svg:width="3.353cm" svg:height="0.806cm" svg:x="16.729cm" svg:y="10.16cm">
          <draw:text-box>
            <text:p text:style-name="P2"><text:span text:style-name="T1">actual future</text:span></text:p>
          </draw:text-box>
        </draw:frame>
        <draw:polyline draw:style-name="gr5" draw:text-style-name="P1" draw:layer="layout" svg:width="2.847cm" svg:height="1.523cm" svg:x="10.106cm" svg:y="4.318cm" svg:viewBox="0 0 2848 1524" draw:points="0,0 2848,0 2848,1524">
          <text:p/>
        </draw:polyline>
        <draw:path draw:style-name="gr9" draw:text-style-name="P1" draw:layer="layout" svg:width="5.841cm" svg:height="2.793cm" svg:x="9.906cm" svg:y="5.588cm" svg:viewBox="0 0 5842 2794" svg:d="M0 2794c2045-3022 5842-2790 5842-2790">
          <text:p/>
        </draw:path>
        <draw:frame draw:style-name="gr8" draw:text-style-name="P4" draw:layer="layout" svg:width="4.826cm" svg:height="0.806cm" svg:x="5.548cm" svg:y="3.91cm">
          <draw:text-box>
            <text:p text:style-name="P2"><text:span text:style-name="T1">deterministic model</text:span></text:p>
          </draw:text-box>
        </draw:frame>
        <draw:polyline draw:style-name="gr5" draw:text-style-name="P1" draw:layer="layout" svg:width="2.285cm" svg:height="1.777cm" svg:x="7.366cm" svg:y="8.89cm" svg:viewBox="0 0 2286 1778" draw:points="0,1778 2286,1778 2286,0">
          <text:p/>
        </draw:polyline>
        <draw:line draw:style-name="gr5" draw:text-style-name="P1" draw:layer="layout" svg:x1="12.646cm" svg:y1="9.398cm" svg:x2="12.646cm" svg:y2="4.318cm">
          <text:p/>
        </draw:line>
        <presentation:notes draw:style-name="dp2">
          <draw:page-thumbnail draw:style-name="gr10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MY_20_DASH" draw:display-name="MY DASH" draw:style="rect" draw:dots1="1" draw:dots1-length="0.508cm" draw:dots2="1" draw:dots2-length="0.508cm" draw:distance="0.1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ric Borriello</meta:initial-creator>
    <meta:creation-date>2023-11-19T14:13:17</meta:creation-date>
    <meta:editing-duration>PT5H16M45S</meta:editing-duration>
    <meta:editing-cycles>6</meta:editing-cycles>
    <dc:date>2023-11-21T12:45:54</dc:date>
    <dc:creator>Enric Borriello</dc:creator>
    <meta:generator>OpenOffice/4.1.2$Unix OpenOffice.org_project/412m3$Build-9782</meta:generator>
    <meta:document-statistic meta:object-count="150"/>
  </office:meta>
</office:document-meta>
</file>